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7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un lasted <text:s text:c="2"/>0.00112s</text:p>
          </table:table-cell>
        </table:table-row>
        <table:table-row table:style-name="ro1">
          <table:table-cell/>
          <table:table-cell office:value-type="string" calcext:value-type="string">
            <text:p>run lasted <text:s text:c="2"/>0.00034s</text:p>
          </table:table-cell>
        </table:table-row>
        <table:table-row table:style-name="ro2">
          <table:table-cell/>
          <table:table-cell office:value-type="string" calcext:value-type="string">
            <text:p>run lasted   0.00041s</text:p>
            <text:p>run lasted   0.00031s</text:p>
            <text:p>run lasted   0.00058s</text:p>
            <text:p>run lasted   0.00035s</text:p>
            <text:p>run lasted   0.00036s</text:p>
            <text:p>run lasted   0.00059s</text:p>
            <text:p>run lasted   0.00031s</text:p>
            <text:p>run lasted   0.00039s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20:33:41.308084515</meta:creation-date>
    <dc:date>2019-12-26T20:35:53.212488674</dc:date>
    <meta:editing-duration>PT2M13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